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Internasionalisasi</text:p>
          </draw:text-box>
        </draw:frame>
        <draw:frame presentation:style-name="pr2" draw:text-style-name="P1" draw:layer="layout" svg:width="23.8cm" svg:height="12.18cm" svg:x="2.2cm" svg:y="16.4cm" presentation:class="subtitle">
          <draw:text-box>
            <text:p>Java</text:p>
          </draw:text-box>
        </draw:frame>
        <draw:frame draw:style-name="gr1" draw:text-style-name="P2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dahuluan</text:p>
          </draw:text-box>
        </draw:frame>
        <draw:frame presentation:style-name="pr5" draw:text-style-name="P4" draw:layer="layout" svg:width="25.2cm" svg:height="12.179cm" svg:x="1.4cm" svg:y="5cm" presentation:class="subtitle" presentation:user-transformed="true">
          <draw:text-box>
            <text:list text:style-name="L3">
              <text:list-item>
                <text:p text:style-name="P3">Digunakan agar aplikasi dapat beradaptasi dengan perubahan bahasa</text:p>
              </text:list-item>
              <text:list-item>
                <text:p text:style-name="P3">Ini dimungkinkan karena Java menggunakan unicode</text:p>
                <text:p text:style-name="P3"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Membuat aplikasi yang mendukung internasionalisasi dengan JavaFX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draw:custom-shape presentation:style-name="Mpr8" draw:text-style-name="MP8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3-09T10:28:12.780806610</dc:date>
    <meta:editing-duration>P1DT14H22M27S</meta:editing-duration>
    <meta:editing-cycles>56</meta:editing-cycles>
    <meta:generator>LibreOffice/5.1.4.2$Linux_X86_64 LibreOffice_project/10m0$Build-2</meta:generator>
    <meta:document-statistic meta:object-count="58"/>
  </office:meta>
</office:document-meta>
</file>